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E0300002D0ACF5C533B.svm"/>
  <manifest:file-entry manifest:media-type="" manifest:full-path="Pictures/2000000700002F2500001A31EB1990B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Palatino Linotype" svg:font-family="'Palatino Linotype', Palatin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3" style:family="paragraph" style:parent-style-name="Standard" style:list-style-name="">
      <style:paragraph-properties style:text-autospace="none"/>
      <style:text-properties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P4" style:family="paragraph" style:parent-style-name="Standard" style:list-style-name="">
      <style:paragraph-properties style:text-autospace="none"/>
      <style:text-properties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">
      <style:paragraph-properties style:text-autospace="none"/>
      <style:text-properties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6" style:family="paragraph" style:parent-style-name="Standard" style:list-style-name="">
      <style:paragraph-properties style:text-autospace="none"/>
      <style:text-properties style:text-line-through-style="none" style:font-name="Calibri" fo:font-size="11pt" fo:font-style="italic" style:text-underline-style="none" style:font-name-asian="Calibri" style:font-size-asian="11pt" style:font-style-asian="italic" style:font-name-complex="Calibri" style:font-size-complex="11pt" style:font-style-complex="italic"/>
    </style:style>
    <style:style style:name="P7" style:family="paragraph" style:parent-style-name="Standard" style:list-style-name="">
      <style:paragraph-properties style:text-autospace="none"/>
      <style:text-properties style:text-line-through-style="none" style:font-name="Calibri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P8" style:family="paragraph" style:parent-style-name="Standard" style:list-style-name="">
      <style:paragraph-properties fo:margin-left="0cm" fo:margin-right="0cm" fo:margin-top="0cm" fo:margin-bottom="0.12cm" fo:text-indent="0cm" style:auto-text-indent="false" style:text-autospace="none"/>
    </style:style>
    <style:style style:name="P9" style:family="paragraph" style:parent-style-name="Standard" style:list-style-name="">
      <style:paragraph-properties fo:margin-left="0cm" fo:margin-right="0cm" fo:margin-top="0cm" fo:margin-bottom="0cm" fo:text-indent="0cm" style:auto-text-indent="false" style:text-autospace="none"/>
    </style:style>
    <style:style style:name="T1" style:family="text">
      <style:text-properties fo:color="#000000" style:font-name="Palatino Linotype" fo:font-size="12pt" style:font-name-asian="Palatino Linotype" style:font-size-asian="12pt" style:font-name-complex="Palatino Linotype" style:font-size-complex="12pt"/>
    </style:style>
    <style:style style:name="T2" style:family="text">
      <style:text-properties fo:color="#000000" style:font-name="Palatino Linotype" fo:font-size="26pt" fo:font-weight="bold" style:font-name-asian="Palatino Linotype" style:font-size-asian="26pt" style:font-weight-asian="bold" style:font-name-complex="Palatino Linotype" style:font-size-complex="26pt" style:font-weight-complex="bold"/>
    </style:style>
    <style:style style:name="T3" style:family="text">
      <style:text-properties fo:color="#000000" style:font-name="Palatino Linotype" fo:font-size="21pt" fo:font-weight="bold" style:font-name-asian="Palatino Linotype" style:font-size-asian="21pt" style:font-weight-asian="bold" style:font-name-complex="Palatino Linotype" style:font-size-complex="21pt" style:font-weight-complex="bold"/>
    </style:style>
    <style:style style:name="T4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5" style:family="text">
      <style:text-properties fo:color="#000000"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T6" style:family="text">
      <style:text-properties style:text-line-through-style="none" style:font-name="Calibri" fo:font-size="8pt" style:text-underline-style="none" style:font-name-asian="Calibri" style:font-size-asian="8pt" style:font-name-complex="Calibri" style:font-size-complex="8pt"/>
    </style:style>
    <style:style style:name="T7" style:family="text">
      <style:text-properties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8" style:family="text">
      <style:text-properties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9" style:family="text">
      <style:text-properties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10" style:family="text">
      <style:text-properties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11" style:family="text">
      <style:text-properties style:text-line-through-style="none" style:font-name="Calibri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12" style:family="text">
      <style:text-properties style:text-line-through-style="none" style:font-name="Calibri" fo:font-size="26pt" style:text-underline-style="none" fo:font-weight="bold" style:font-name-asian="Calibri" style:font-size-asian="26pt" style:font-weight-asian="bold" style:font-name-complex="Calibri" style:font-size-complex="26pt" style:font-weight-complex="bold"/>
    </style:style>
    <style:style style:name="T13" style:family="text">
      <style:text-properties style:text-line-through-style="none" style:font-name="Calibri" fo:font-size="26pt" fo:font-style="normal" style:text-underline-style="none" fo:font-weight="bold" style:font-name-asian="Calibri" style:font-size-asian="26pt" style:font-style-asian="normal" style:font-weight-asian="bold" style:font-name-complex="Calibri" style:font-size-complex="26pt" style:font-style-complex="normal" style:font-weight-complex="bold"/>
    </style:style>
    <style:style style:name="T14" style:family="text">
      <style:text-properties style:text-line-through-style="none" style:font-name="Calibri" fo:font-size="21pt" style:text-underline-style="none" fo:font-weight="bold" style:font-name-asian="Calibri" style:font-size-asian="21pt" style:font-weight-asian="bold" style:font-name-complex="Calibri" style:font-size-complex="21pt" style:font-weight-complex="bold"/>
    </style:style>
    <style:style style:name="T15" style:family="text">
      <style:text-properties style:text-line-through-style="none" style:font-name="Calibri" fo:font-size="21pt" fo:font-style="normal" style:text-underline-style="none" fo:font-weight="bold" style:font-name-asian="Calibri" style:font-size-asian="21pt" style:font-style-asian="normal" style:font-weight-asian="bold" style:font-name-complex="Calibri" style:font-size-complex="21pt" style:font-style-complex="normal" style:font-weight-complex="bold"/>
    </style:style>
    <style:style style:name="T16" style:family="text">
      <style:text-properties style:text-line-through-style="none" style:font-name="Calibri" fo:font-size="14pt" style:text-underline-style="none" fo:font-weight="normal" style:font-name-asian="Calibri" style:font-size-asian="14pt" style:font-weight-asian="normal" style:font-name-complex="Calibri" style:font-size-complex="14pt" style:font-weight-complex="normal"/>
    </style:style>
    <style:style style:name="T17" style:family="text">
      <style:text-properties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8" style:family="text">
      <style:text-properties style:text-line-through-style="none" style:font-name="Calibri" fo:font-size="7pt" style:text-underline-style="none" fo:font-weight="bold" style:font-name-asian="Calibri" style:font-size-asian="7pt" style:font-weight-asian="bold" style:font-name-complex="Calibri" style:font-size-complex="7pt" style:font-weight-complex="bold"/>
    </style:style>
    <style:style style:name="T19" style:family="text">
      <style:text-properties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T20" style:family="text">
      <style:text-properties style:text-line-through-style="none" style:font-name="Palatino Linotype" fo:font-size="11pt" style:text-underline-style="none" fo:font-weight="normal" style:font-name-asian="Palatino Linotype" style:font-size-asian="11pt" style:font-weight-asian="normal" style:font-name-complex="Palatino Linotype" style:font-size-complex="11pt" style:font-weight-complex="normal"/>
    </style:style>
    <style:style style:name="T21" style:family="text">
      <style:text-properties style:text-line-through-style="none" style:font-name="Palatino Linotype" fo:font-size="11pt" fo:font-style="normal" style:text-underline-style="none" style:font-name-asian="Palatino Linotype" style:font-size-asian="11pt" style:font-style-asian="normal" style:font-name-complex="Palatino Linotype" style:font-size-complex="11pt" style:font-style-complex="normal"/>
    </style:style>
    <style:style style:name="T22" style:family="text">
      <style:text-properties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3" style:family="text">
      <style:text-properties style:text-line-through-style="none" style:font-name="Times New Roman1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4" style:family="text">
      <style:text-properties style:text-line-through-style="none" style:text-underline-style="none"/>
    </style:style>
    <style:style style:name="T25" style:family="text">
      <style:text-properties style:font-name="Calibri" fo:font-size="8pt" style:font-name-asian="Calibri" style:font-size-asian="8pt" style:font-name-complex="Calibri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<text:s/></text:span><text:span text:style-name="T2">N</text:span><text:span text:style-name="T3">ATIONAL </text:span><text:span text:style-name="T2">S</text:span><text:span text:style-name="T3">ERVICE </text:span><text:span text:style-name="T2">S</text:span><text:span text:style-name="T3">CHEME </text:span><text:span text:style-name="T4">www.nss.iitm.ac.in www.facebook.com/nss.iitm </text:span><text:span text:style-name="T5">Indian Institute of Technology, Madras </text:span></text:p>
      <text:p text:style-name="P1"/>
      <text:p text:style-name="P1"><text:s/><text:span text:style-name="T25">1 </text:span></text:p>
      <text:p text:style-name="P2">Minutes of Meeting </text:p>
      <text:p text:style-name="P3">Eureka Child Foundation </text:p>
      <text:p text:style-name="P1"><text:span text:style-name="T8">Date</text:span><text:span text:style-name="T9">: 15 May, 2014. </text:span></text:p>
      <text:p text:style-name="P1"><text:span text:style-name="T8">Attendees</text:span><text:span text:style-name="T9">: Dr Ravishankar A, Director, Eureka Child Foundation </text:span></text:p>
      <text:p text:style-name="P4">Mr Thothadri Srinivasan, Coordinator, Eureka Super Kidz Programme </text:p>
      <text:p text:style-name="P4">Radhakrishna TG </text:p>
      <text:p text:style-name="P4">Navneet Mehrol </text:p>
      <text:p text:style-name="P1"><text:span text:style-name="T8">Agenda</text:span><text:span text:style-name="T9">: </text:span></text:p>
      <text:p text:style-name="P4">1. Android app development </text:p>
      <text:p text:style-name="P4">2. Teaching at Eureka Learning Centres </text:p>
      <text:p text:style-name="P4">3. Poster design </text:p>
      <text:p text:style-name="P1"><text:span text:style-name="T8">Minutes</text:span><text:span text:style-name="T9">: </text:span></text:p>
      <text:p text:style-name="P4">1. Android app development </text:p>
      <text:p text:style-name="P4">The Foundation is running Eureka Super Kidz programme in 600 villages across Tamil Nadu. </text:p>
      <text:p text:style-name="P4">There are 2 centres in each village- for standards 3,4,5 and 6,7,8 respectively. An ingenious </text:p>
      <text:p text:style-name="P1"><text:span text:style-name="T9">curriculum has been designed which focuses more on learning than marks. Students’ </text:span></text:p>
      <text:p text:style-name="P1"><text:span text:style-name="T9">performance is gauged in terms of skills acquired in each subject. Tutors enter a tick mark in </text:span></text:p>
      <text:p text:style-name="P1"><text:span text:style-name="T9">2.</text:span></text:p>
      <text:p text:style-name="P1"><text:span text:style-name="T10">a ‘skill chart’ against a student’s name when a particular skill is acquired. The chart looks like: </text:span></text:p>
      <text:p text:style-name="P1"><draw:frame draw:style-name="fr2" draw:name="graphics2" text:anchor-type="paragraph" svg:width="16.999cm" svg:height="6.075cm" draw:z-index="1"><draw:image xlink:href="Pictures/2000000700007E0300002D0ACF5C533B.svm" xlink:type="simple" xlink:show="embed" xlink:actuate="onLoad"/></draw:frame><text:span text:style-name="T10"/></text:p>
      <text:p text:style-name="P1"><text:span text:style-name="T10">The Foundation is planning to digitize the table at the tutor’s level, wherein a tablet app would be used to mark the acquisition of skills. The process will make it lot easier for teachers to enter values, i.e. a binary yes/no or a tick; and for transferring data to computers, storing and analysing the data as per class, centres, region, etc. </text:span></text:p>
      <text:p text:style-name="P6">Requirements from the app- </text:p>
      <text:p text:style-name="P8"><text:span text:style-name="T21"> </text:span><text:span text:style-name="T11">User interface should be simple and intuitive. [Since the app will be used in villages the process has to be strictly easy] </text:span></text:p>
      <text:p text:style-name="P9"><text:span text:style-name="T11"> It should automatically record the timestamp for each entry, for the latest edit. [In the format DD/MM/YYYY] </text:span></text:p>
      <text:p text:style-name="P7"/>
      <text:p text:style-name="P1"><text:span text:style-name="T11">The app should identify each child and centre with a unique ID. Teachers would be seeing only the names, IDs are to be internally stored in the database; this is to avoid any complication for teachers. The stored data must be transferable to a computer in Excel format. </text:span></text:p>
      <text:p text:style-name="P5">A possible layout of the UI can be like this: </text:p>
      <text:p text:style-name="P5"><draw:frame draw:style-name="fr1" draw:name="graphics1" text:anchor-type="paragraph" svg:width="12.069cm" svg:height="6.705cm" draw:z-index="0"><draw:image xlink:href="Pictures/2000000700002F2500001A31EB1990B4.svm" xlink:type="simple" xlink:show="embed" xlink:actuate="onLoad"/></draw:frame><text:soft-page-break/><text:span text:style-name="T10"/></text:p>
      <text:p text:style-name="P8"><text:span text:style-name="T10"> Selection of any cell should be done by a single tap. When a selected cell is tapped again it must display a prompter to ask if the user wants to unselect. </text:span></text:p>
      <text:p text:style-name="P8"><text:span text:style-name="T10"> The add/remove option is for adding or removing names. Teachers would be using that. Adding or removing skills would be done by a programmer. </text:span></text:p>
      <text:p text:style-name="P9"><text:span text:style-name="T10"> Dr Ravishankar has requested a </text:span><text:span text:style-name="T8">time frame estimate </text:span><text:span text:style-name="T9">from interested app developers by </text:span></text:p>
      <text:p text:style-name="P4"/>
      <text:p text:style-name="P1"><text:span text:style-name="T8">22</text:span><text:span text:style-name="T18">nd </text:span><text:span text:style-name="T8">May, 2014</text:span><text:span text:style-name="T9">. The timeframe would essentially be a timeline of the application development proces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Palatino Linotype" svg:font-family="'Palatino Linotype', Palatin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7S</meta:editing-duration>
    <meta:editing-cycles>3</meta:editing-cycles>
    <meta:generator>OpenOffice/4.1.0$Win32 OpenOffice.org_project/410m18$Build-9764</meta:generator>
    <dc:date>2014-05-21T17:39:37.16</dc:date>
    <meta:document-statistic meta:table-count="0" meta:image-count="2" meta:object-count="0" meta:page-count="2" meta:paragraph-count="31" meta:word-count="386" meta:character-count="2341"/>
    <meta:user-defined meta:name="Info 1"/>
    <meta:user-defined meta:name="Info 2"/>
    <meta:user-defined meta:name="Info 3"/>
    <meta:user-defined meta:name="Info 4"/>
  </office:meta>
</office:document-meta>
</file>